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background-color="#000000" fo:padding="0.0382in" fo:border="0.05pt solid #000000">
        <style:background-image/>
      </style:table-cell-properties>
    </style:style>
    <style:style style:name="P1" style:family="paragraph" style:parent-style-name="Table_20_Contents">
      <style:paragraph-properties fo:text-align="start" style:justify-single-word="false"/>
      <style:text-properties style:font-name="DejaVu Sans Condensed" fo:font-weight="bold" officeooo:paragraph-rsid="0025a24d" style:font-weight-asian="bold" style:font-weight-complex="bold"/>
    </style:style>
    <style:style style:name="P2" style:family="paragraph" style:parent-style-name="Table_20_Contents">
      <style:paragraph-properties fo:text-align="start" style:justify-single-word="false"/>
      <style:text-properties style:font-name="DejaVu Sans Condensed" fo:font-weight="bold" officeooo:rsid="0035db3e" officeooo:paragraph-rsid="0025a24d" style:font-weight-asian="bold" style:font-weight-complex="bold"/>
    </style:style>
    <style:style style:name="P3" style:family="paragraph" style:parent-style-name="Standard">
      <style:paragraph-properties fo:text-align="start" style:justify-single-word="false"/>
      <style:text-properties style:font-name="DejaVu Sans Condensed" officeooo:rsid="005bf16c" officeooo:paragraph-rsid="0026fa31"/>
    </style:style>
    <style:style style:name="P4" style:family="paragraph" style:parent-style-name="Standard">
      <style:paragraph-properties fo:text-align="start" style:justify-single-word="false"/>
      <style:text-properties officeooo:paragraph-rsid="0025a24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1e4fce" officeooo:paragraph-rsid="0026fa3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2aaab4" officeooo:paragraph-rsid="002aaab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28ac77" officeooo:paragraph-rsid="0028ac7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2ae731" officeooo:paragraph-rsid="002ae731"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style:font-name="DejaVu Sans Condensed" officeooo:rsid="005bf16c" officeooo:paragraph-rsid="0026fa31"/>
    </style:style>
    <style:style style:name="P10"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5bf16c" officeooo:paragraph-rsid="0026fa31"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603fb2" officeooo:paragraph-rsid="0026fa31"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1e4fce" officeooo:paragraph-rsid="0026fa31" style:font-size-asian="12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text-line-through-style="none" style:text-line-through-type="none" style:font-name="DejaVu Sans Condensed" fo:font-size="12pt" style:text-underline-style="none" fo:font-weight="normal" officeooo:rsid="0028ac77" officeooo:paragraph-rsid="0028ac77" style:font-size-asian="12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text-line-through-style="none" style:text-line-through-type="none" style:font-name="DejaVu Sans Condensed" fo:font-size="12pt" style:text-underline-style="none" fo:font-weight="normal" officeooo:rsid="002aaab4" officeooo:paragraph-rsid="002aaab4"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text-line-through-style="none" style:text-line-through-type="none" style:font-name="DejaVu Sans Condensed" fo:font-size="12pt" style:text-underline-style="none" fo:font-weight="normal" officeooo:rsid="002ae731" officeooo:paragraph-rsid="002ae731" style:font-size-asian="12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style:text-line-through-style="none" style:text-line-through-type="none" style:font-name="DejaVu Sans Condensed" fo:font-size="12pt" style:text-underline-style="none" fo:font-weight="normal" officeooo:rsid="002b21cf" officeooo:paragraph-rsid="002b21cf" style:font-size-asian="12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style:text-line-through-style="none" style:text-line-through-type="none" style:font-name="DejaVu Sans Condensed" fo:font-size="12pt" style:text-underline-style="none" fo:font-weight="normal" officeooo:rsid="002cb7c6" officeooo:paragraph-rsid="002cb7c6" style:font-size-asian="12pt" style:font-weight-asian="normal" style:font-size-complex="12pt" style:font-weight-complex="normal"/>
    </style:style>
    <style:style style:name="T1" style:family="text">
      <style:text-properties style:font-name="DejaVu Sans Condensed" fo:font-weight="bold" officeooo:rsid="001c188a" style:font-weight-asian="bold" style:font-weight-complex="bold"/>
    </style:style>
    <style:style style:name="T2" style:family="text">
      <style:text-properties style:font-name="DejaVu Sans Condensed" fo:font-weight="bold" officeooo:rsid="001b2055" style:font-weight-asian="bold" style:font-weight-complex="bold"/>
    </style:style>
    <style:style style:name="T3" style:family="text">
      <style:text-properties style:font-name="DejaVu Sans Condensed" fo:font-weight="bold" officeooo:rsid="0022ccdc" style:font-weight-asian="bold" style:font-weight-complex="bold"/>
    </style:style>
    <style:style style:name="T4" style:family="text">
      <style:text-properties style:font-name="DejaVu Sans Condensed" fo:font-weight="bold" officeooo:rsid="00231e6c" style:font-weight-asian="bold" style:font-weight-complex="bold"/>
    </style:style>
    <style:style style:name="T5" style:family="text">
      <style:text-properties officeooo:rsid="0035db3e"/>
    </style:style>
    <style:style style:name="T6" style:family="text">
      <style:text-properties officeooo:rsid="0061ee4f"/>
    </style:style>
    <style:style style:name="T7" style:family="text">
      <style:text-properties style:text-line-through-style="none" style:text-line-through-type="none" fo:font-size="12pt" style:text-underline-style="none" fo:font-weight="bold" style:font-size-asian="12pt" style:font-weight-asian="bold" style:font-size-complex="12pt" style:font-weight-complex="bold"/>
    </style:style>
    <style:style style:name="T8" style:family="text">
      <style:text-properties style:text-line-through-style="none" style:text-line-through-type="none" fo:font-size="12pt" style:text-underline-style="none" fo:font-weight="bold" officeooo:rsid="00603fb2" style:font-size-asian="12pt" style:font-weight-asian="bold" style:font-size-complex="12pt" style:font-weight-complex="bold"/>
    </style:style>
    <style:style style:name="T9" style:family="text">
      <style:text-properties officeooo:rsid="002aaab4"/>
    </style:style>
    <style:style style:name="T10" style:family="text">
      <style:text-properties officeooo:rsid="0028ac77"/>
    </style:style>
    <style:style style:name="T11" style:family="text">
      <style:text-properties officeooo:rsid="002d1698"/>
    </style:style>
    <style:style style:name="T12" style:family="text">
      <style:text-properties officeooo:rsid="002e681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1">1<text:span text:style-name="T5">xx</text:span> - Controls</text:p>
          </table:table-cell>
          <table:table-cell table:style-name="Table1.A1" office:value-type="string">
            <text:p text:style-name="P2">2xx - Ground</text:p>
          </table:table-cell>
          <table:table-cell table:style-name="Table1.A1" office:value-type="string">
            <text:p text:style-name="P2">3xx - Flight</text:p>
          </table:table-cell>
          <table:table-cell table:style-name="Table1.D1" office:value-type="string">
            <text:p text:style-name="P2">4xx - A2A</text:p>
          </table:table-cell>
          <table:table-cell table:style-name="Table1.D1" office:value-type="string">
            <text:p text:style-name="P2">5xx - A2G</text:p>
          </table:table-cell>
          <table:table-cell table:style-name="Table1.F1" office:value-type="string">
            <text:p text:style-name="P2">6xx - Misc</text:p>
          </table:table-cell>
        </table:table-row>
      </table:table>
      <text:p text:style-name="P4"><text:span text:style-name="T3">6</text:span><text:span text:style-name="T4">0</text:span><text:span text:style-name="T3">1</text:span><text:span text:style-name="T1"> - </text:span><text:span text:style-name="T2">Notes, Quirks, and Trivia</text:span></text:p>
      <text:list xml:id="list2900384503" text:style-name="L1">
        <text:list-header>
          <text:p text:style-name="P9"/>
        </text:list-header>
      </text:list>
      <text:p text:style-name="P3"><text:span text:style-name="T7">Pilot and WSO</text:span><text:span text:style-name="T8"> -- WIP, may not be complete</text:span></text:p>
      <text:list xml:id="list133629903306406" text:continue-numbering="true" text:style-name="L1">
        <text:list-item>
          <text:p text:style-name="P10">The WSO can <text:span text:style-name="T6">generally </text:span>do everything the pilot can do except the following:</text:p>
          <text:list>
            <text:list-item>
              <text:p text:style-name="P10">Use AACQ radar modes (dogfight auto-acquisition)</text:p>
            </text:list-item>
            <text:list-item>
              <text:p text:style-name="P11">Change Master Modes</text:p>
            </text:list-item>
            <text:list-item>
              <text:p text:style-name="P10">Change the Weapons select switch for A/A mode (MRM, SRM, GUN)</text:p>
            </text:list-item>
            <text:list-item>
              <text:p text:style-name="P10">Shoot the gun</text:p>
            </text:list-item>
            <text:list-item>
              <text:p text:style-name="P10">Shoot A/A missiles</text:p>
            </text:list-item>
            <text:list-item>
              <text:p text:style-name="P10">Enable TF ON</text:p>
            </text:list-item>
            <text:list-item>
              <text:p text:style-name="P10">Open the AAR door</text:p>
            </text:list-item>
          </text:list>
        </text:list-item>
        <text:list-item>
          <text:p text:style-name="P11">Only the WSO can do the following:</text:p>
          <text:list>
            <text:list-item>
              <text:p text:style-name="P12">Power on for TGP, RWR, CMD, ICS, EWWS?</text:p>
            </text:list-item>
          </text:list>
        </text:list-item>
      </text:list>
      <text:p text:style-name="P5"/>
      <text:p text:style-name="P7">Crew coordination ideas</text:p>
      <text:list text:style-name="L2">
        <text:list-item>
          <text:p text:style-name="P13">Pilot is responsible for:</text:p>
          <text:list>
            <text:list-item>
              <text:p text:style-name="P13"><text:span text:style-name="T9">All f</text:span>lying<text:span text:style-name="T9">, and maneuvering as needed for sensors</text:span></text:p>
            </text:list-item>
            <text:list-item>
              <text:p text:style-name="P13">Dropping/firing weapons (pilot pickle<text:span text:style-name="T12">s</text:span>)</text:p>
            </text:list-item>
            <text:list-item>
              <text:p text:style-name="P14">A/A combat, including <text:span text:style-name="T10">A/A radar (in most cases)</text:span> and <text:span text:style-name="T10">A/A weapons (including weapon selection and auto-acq modes)</text:span></text:p>
            </text:list-item>
            <text:list-item>
              <text:p text:style-name="P13">Visual scan outside the cockpit (in most cases)</text:p>
            </text:list-item>
            <text:list-item>
              <text:p text:style-name="P14">Jettison, including setup and pushing the button (WSO can do the CMBT JETT setup as well)</text:p>
            </text:list-item>
          </text:list>
        </text:list-item>
        <text:list-item>
          <text:p text:style-name="P13">WSO is responsible for:</text:p>
          <text:list>
            <text:list-item>
              <text:p text:style-name="P13">Using TPOD and laser</text:p>
            </text:list-item>
            <text:list-item>
              <text:p text:style-name="P14">A/G combat, including <text:span text:style-name="T10">A/G radar</text:span> and <text:span text:style-name="T10">A/G weapons (including weapon selection and setup)</text:span></text:p>
            </text:list-item>
            <text:list-item>
              <text:p text:style-name="P13">Countermeasures when coming off an attack run</text:p>
            </text:list-item>
            <text:list-item>
              <text:p text:style-name="P13">Navigation (entering and selecting waypoints, setting up TACAN, etc.)</text:p>
            </text:list-item>
            <text:list-item>
              <text:p text:style-name="P13">Monitoring AWACS and datalink, inside the cockpit systems and monitoring</text:p>
            </text:list-item>
            <text:list-item>
              <text:p text:style-name="P14">When transitioning to WVR dogfight, WSO should keep eyes on the primary target. <text:s/>Once pilot confirms he has visual, WSO should check six, watch for incoming missiles, and keep an eye on the TEWS for additional threats.</text:p>
            </text:list-item>
          </text:list>
        </text:list-item>
      </text:list>
      <text:p text:style-name="P6"/>
      <text:p text:style-name="P8">Current known bugs:</text:p>
      <text:list text:style-name="L4">
        <text:list-item>
          <text:p text:style-name="P15">If GBU-10s are loaded on the left CFT, the ASL and CCIP lines may be fixed far off to one side. <text:s/>This may be correctable by using the ARMT -&gt; A/G LOAD page to configure them as Mk-84s instead. <text:s/>GBU-10s on the right CFT work correctly.</text:p>
        </text:list-item>
        <text:list-item>
          <text:p text:style-name="P15">Pressing the OSB to step through the waypoints works correctly on the radar screen (cycles from last back to first), but on the TPOD screen, it stops at the last waypoint.</text:p>
        </text:list-item>
        <text:list-item>
          <text:p text:style-name="P15">When deselecting all weapons on the ARMT page in order to use the A/G gun, or maybe other times, if you had bombs on a station and dropped them all, you may have to press the corresponding OSB to deselect them, even though that station now shows as blank.</text:p>
        </text:list-item>
        <text:list-item>
          <text:p text:style-name="P16">Radios may not work in <text:span text:style-name="T11">some </text:span>cases? <text:s/>Sometimes you can't hear your own pilot calling AWACS, and/or the call is delayed by up to several minutes.</text:p>
        </text:list-item>
        <text:list-item>
          <text:p text:style-name="P17">In some cases it's possible to see integer size overflows, not sure exactly under what circumstances, but has shown up on the heading tape and other places.</text:p>
        </text:list-item>
        <text:list-item>
          <text:p text:style-name="P17">When slowing down through Mach 1, the HUD will show "1.001", then ".000", then ".999".</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10-23T13:36:27.991000000</dc:date>
    <meta:editing-duration>PT6H37M38S</meta:editing-duration>
    <meta:editing-cycles>34</meta:editing-cycles>
    <meta:generator>LibreOffice/7.5.2.2$Windows_X86_64 LibreOffice_project/53bb9681a964705cf672590721dbc85eb4d0c3a2</meta:generator>
    <meta:document-statistic meta:table-count="1" meta:image-count="0" meta:object-count="0" meta:page-count="1" meta:paragraph-count="40" meta:word-count="465" meta:character-count="2482" meta:non-whitespace-character-count="2082"/>
  </office:meta>
</office:document-meta>
</file>